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763cm" svg:height="0.948cm" draw:transform="skewX (-0.000349065850398892) rotate (-1.97292018645439) translate (5.19862155752081cm 2.62920443429249cm)" svg:viewBox="0 0 6764 949" svg:d="M77 949c610-43 1691-91 2796-135 1104-41 3305-131 3798-151 125-31 146-668-80-663-590 68-2660 217-3498 225-835 11-2512 162-3004 63-123-10-111 658-12 661z">
          <text:p/>
        </draw:path>
        <draw:path draw:style-name="gr1" draw:text-style-name="P1" draw:layer="layout" svg:width="6.442cm" svg:height="0.963cm" draw:transform="skewX (-0.000523598775598276) rotate (-1.18595122673015) translate (5.02154196476069cm 2.0856462488492cm)" svg:viewBox="0 0 6443 964" svg:d="M418 926c237-5 1385-153 2502-192 1118-35 3113 235 3489 230 124 4-120-791-236-806-350-45-2481-170-3382-157-900 13-2402 72-2686 119-284 48 72 813 313 806z">
          <text:p/>
        </draw:path>
        <draw:path draw:style-name="gr1" draw:text-style-name="P1" draw:layer="layout" svg:width="0.902cm" svg:height="0.661cm" draw:transform="skewX (0.001221730476396) rotate (-2.1556561591382) translate (5.098623985261cm 2.3112958331612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578cm" svg:height="3.57cm" draw:transform="skewX (0.000698131700797731) rotate (-1.55247036964896) translate (6.33353110280689cm 5.9075393556532cm)" svg:viewBox="0 0 1579 3571" svg:d="M1578 3470c-74-191-261-787-432-1467-173-615-284-1221-351-1671-15-297-931-574-778 12 153 585 286 1053 449 1688 190 687 245 976 332 1440 23 173 813 83 780-2z">
          <text:p/>
        </draw:path>
        <draw:path draw:style-name="gr1" draw:text-style-name="P1" draw:layer="layout" svg:width="0.902cm" svg:height="0.66cm" draw:transform="skewX (0.00244346095279205) rotate (-2.15652882376419) translate (3.4528895804584cm 6.89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6.5994573185944cm 6.04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185) rotate (-2.1556561591382) translate (2.7984736659504cm 8.452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1.671cm" svg:height="1.798cm" svg:x="6.147cm" svg:y="7.888cm" svg:viewBox="0 0 1672 1799" svg:d="M1267 896c91-65 454 497 399 556-124 134-278 284-817 342-538 58-962-381-822-1019 68-309 207-576 376-775 0 0 480 476 425 530-141 127-179 316-35 453s365 4 474-87z">
          <text:p/>
        </draw:path>
        <draw:path draw:style-name="gr1" draw:text-style-name="P1" draw:layer="layout" svg:width="0.902cm" svg:height="0.66cm" draw:transform="skewX (0.00244346095279205) rotate (-2.15652882376419) translate (7.32288958045841cm 7.908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8.1634573185944cm 8.828462499827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23:12.057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